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list-style-name="L1"/>
    <style:style style:name="P12" style:family="paragraph" style:parent-style-name="Heading_20_1" style:master-page-name="First_20_Page">
      <style:paragraph-properties style:page-number="auto"/>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4077888" text:id="ct105553124077888">
          <text:deletion>
            <office:change-info>
              <dc:creator>David Harris</dc:creator>
              <dc:date>2013-01-26T18:24:00</dc:date>
            </office:change-info>
            <text:p text:style-name="Standard">f</text:p>
          </text:deletion>
        </text:changed-region>
        <text:changed-region xml:id="ct105553124077696" text:id="ct105553124077696">
          <text:insertion>
            <office:change-info>
              <dc:creator>Bob Jacobsen</dc:creator>
              <dc:date>2013-03-26T13:57:00</dc:date>
            </office:change-info>
          </text:insertion>
        </text:changed-region>
        <text:changed-region xml:id="ct105553124077504" text:id="ct105553124077504">
          <text:insertion>
            <office:change-info>
              <dc:creator>Bob Jacobsen</dc:creator>
              <dc:date>2013-03-26T13:58:00</dc:date>
            </office:change-info>
          </text:insertion>
        </text:changed-region>
        <text:changed-region xml:id="ct105553124078272" text:id="ct105553124078272">
          <text:deletion>
            <office:change-info>
              <dc:creator>Bob Jacobsen</dc:creator>
              <dc:date>2013-03-26T14:00:00</dc:date>
            </office:change-info>
            <text:h text:style-name="Heading_20_1" text:outline-level="1"><office:annotation><dc:creator>David Harris</dc:creator><dc:date>2013-01-26T18:24:51</dc:date><text:p text:style-name="P15"><text:span text:style-name="T4">Needs addressing. <text:s/></text:span></text:p></office:annotatio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 (Informative)</text:h>
      <text:p text:style-name="Standard">This Standard specifies a simplified or Abbreviated Configuration Description Information (ACDI) suitable for all nodes to provide a basic set of information using a protocol that is simplified o<text:change text:change-id="ct105553124077888"/>ver the one used for the CDI protocol. <text:s/></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2311531297810076000" text:style-name="L1">
        <text:list-item>
          <text:p text:style-name="P11">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change-start text:change-id="ct105553124077696"/> (Need to be very clear about versioning; particularly for per<text:change-end text:change-id="ct105553124077696"/><text:change-start text:change-id="ct105553124077504"/>manent part)<text:change-end text:change-id="ct105553124077504"/></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See XML for layout)</text:p>
      <text:h text:style-name="Heading_20_2" text:outline-level="2">User-modifiable data</text:h>
      <text:p text:style-name="Standard">Read from space 0xFB</text:p>
      <text:p text:style-name="Standard">(See XML for layout)</text:p>
      <text:h text:style-name="Heading_20_2" text:outline-level="2"><text:soft-page-break/>Icon data</text:h>
      <text:p text:style-name="Standard">Space 0xFA </text:p>
      <text:p text:style-name="Standard">As a PNG sequence (need more info on PNG options?)</text:p>
      <text:h text:style-name="Heading_20_1" text:outline-level="1">Retrieval Protocol (Normative)</text:h>
      <text:p text:style-name="Standard">(references Memory Configuration Protocol; prefer but don't require single reads to pick up the information, can also just get one item)</text:p>
      <text:h text:style-name="Heading_20_1" text:outline-level="1">Open Questions<text:change text:change-id="ct105553124078272"/></text:h>
      <text:p text:style-name="Standard">We're providing two retrieval methods: <text:s/>Via the 0x3520/0x3530 MTIs, and via configuration read from specific spaces. Are both needed? <text:s/>Is that overly complex? <text:s/>Should PIP show them separately? <text:s/></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Memory space configuration (Normative)<text:tab/>1</text:p>
          <text:p text:style-name="P9"><text:s/>4.1 Constant data<text:tab/>1</text:p>
          <text:p text:style-name="P9"><text:s/>4.2 User-modifiable data<text:tab/>1</text:p>
          <text:p text:style-name="P9"><text:s/>4.3 Icon data<text:tab/>1</text:p>
          <text:p text:style-name="P10"><text:s/>5 Retrieval Protocol (Normative)<text:tab/>2</text:p>
          <text:p text:style-name="P10"><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05553126106304" text:id="ct105553126106304">
            <text:deletion>
              <office:change-info>
                <dc:creator>Bob Jacobsen</dc:creator>
                <dc:date>2015-02-08T01:05:00</dc:date>
              </office:change-info>
              <text:p text:style-name="MP1">B-CAN</text:p>
            </text:deletion>
          </text:changed-region>
          <text:changed-region xml:id="ct105553126186752" text:id="ct105553126186752">
            <text:insertion>
              <office:change-info>
                <dc:creator>Bob Jacobsen</dc:creator>
                <dc:date>2015-02-08T01:05: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text:change text:change-id="ct105553126106304"/><text:change-start text:change-id="ct105553126186752"/>B<text:change-end text:change-id="ct105553126186752"/> Abbreviated Configuration Description Information Standard</text:p>
      </style:header>
      <style:footer>
        <text:tracked-changes>
          <text:changed-region xml:id="ct105553124080384" text:id="ct105553124080384">
            <text:insertion>
              <office:change-info>
                <dc:creator>Bob Jacobsen</dc:creator>
                <dc:date>2015-02-08T01:06:00</dc:date>
              </office:change-info>
            </text:insertion>
          </text:changed-region>
        </text:tracked-changes>
        <text:p text:style-name="MP4"><text:span text:style-name="Page_20_Number"><text:span text:style-name="MT2">Copyright 2012</text:span></text:span><text:change-start text:change-id="ct105553124080384"/><text:span text:style-name="Page_20_Number"><text:span text:style-name="MT2">-2015</text:span></text:span><text:change-end text:change-id="ct10555312408038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text:page-count></text:span></text:span><text:span text:style-name="Page_20_Number"><text:span text:style-name="MT2"> - </text:span></text:span><text:span text:style-name="Page_20_Number"><text:span text:style-name="MT2"><text:date style:data-style-name="N75" text:date-value="2015-02-08T01:06:07.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01:06:07.99">Feb 8, 2015</text:date></text:p>
            </table:table-cell>
            <table:table-cell table:style-name="Table1.C1" office:value-type="string">
              <text:p text:style-name="MP7">Preliminary</text:p>
            </table:table-cell>
          </table:table-row>
        </table:table>
        <text:p text:style-name="Header"/>
      </style:header>
      <style:footer>
        <text:tracked-changes>
          <text:changed-region xml:id="ct106102879878720" text:id="ct106102879878720">
            <text:insertion>
              <office:change-info>
                <dc:creator>Bob Jacobsen</dc:creator>
                <dc:date>2015-02-08T01:06:00</dc:date>
              </office:change-info>
            </text:insertion>
          </text:changed-region>
          <text:changed-region xml:id="ct105553124078080" text:id="ct105553124078080">
            <text:insertion>
              <office:change-info>
                <dc:creator>Bob Jacobsen</dc:creator>
                <dc:date>2013-02-06T22:38:00</dc:date>
              </office:change-info>
            </text:insertion>
          </text:changed-region>
          <text:changed-region xml:id="ct105553124078464" text:id="ct105553124078464">
            <text:deletion>
              <office:change-info>
                <dc:creator>Bob Jacobsen</dc:creator>
                <dc:date>2013-02-06T22:38:00</dc:date>
              </office:change-info>
              <text:p text:style-name="MP8"><text:span text:style-name="Page_20_Number"><text:span text:style-name="MT2"><text:date style:data-style-name="N39" text:date-value="2015-02-08T01:06:07.99"/></text:span></text:span></text:p>
            </text:deletion>
          </text:changed-region>
        </text:tracked-changes>
        <text:p text:style-name="MP8"><text:span text:style-name="Page_20_Number"><text:span text:style-name="MT2">Copyright 2012</text:span></text:span><text:change-start text:change-id="ct106102879878720"/><text:span text:style-name="Page_20_Number"><text:span text:style-name="MT2">-2015</text:span></text:span><text:change-end text:change-id="ct10610287987872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text:page-count></text:span></text:span><text:span text:style-name="Page_20_Number"><text:span text:style-name="MT4"> - </text:span></text:span><text:change-start text:change-id="ct105553124078080"/><text:span text:style-name="Page_20_Number"><text:span text:style-name="MT2"><text:date style:data-style-name="N75" text:date-value="2015-02-08T01:06:07.99">Feb 8, 2015</text:date></text:span></text:span><text:change-end text:change-id="ct105553124078080"/><text:change text:change-id="ct10555312407846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itle) Standard</dc:title>
    <meta:initial-creator>Alex Shepherd</meta:initial-creator>
    <meta:creation-date>2009-01-22T07:11:27</meta:creation-date>
    <meta:editing-cycles>95</meta:editing-cycles>
    <meta:editing-duration>PT13H52M7S</meta:editing-duration>
    <meta:generator>OpenOffice/4.1.0$Unix OpenOffice.org_project/410m18$Build-9764</meta:generator>
    <dc:date>2015-02-08T01:06:08</dc:date>
    <dc:creator>Bob Jacobsen</dc:creator>
    <meta:printed-by>Bob Jacobsen</meta:printed-by>
    <meta:print-date>2013-03-26T13:58:12</meta:print-date>
    <meta:document-statistic meta:table-count="1" meta:image-count="1" meta:object-count="0" meta:page-count="2" meta:paragraph-count="47" meta:word-count="441" meta:character-count="2831"/>
    <meta:user-defined meta:name="Info 1"/>
    <meta:user-defined meta:name="Info 2"/>
    <meta:user-defined meta:name="Info 3"/>
    <meta:user-defined meta:name="Info 4"/>
  </office:meta>
</office:document-meta>
</file>